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6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2">
            <text:p>GPU Inference time(ms)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2">
            <text:p>517x737</text:p>
          </table:table-cell>
          <table:table-cell office:value-type="string" table:style-name="ce2">
            <text:p>112х112</text:p>
          </table:table-cell>
          <table:table-cell office:value-type="string" table:style-name="ce2">
            <text:p>224х224</text:p>
          </table:table-cell>
          <table:table-cell office:value-type="string" table:style-name="ce2">
            <text:p>Best Validation accurac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esnet18</text:p>
          </table:table-cell>
          <table:table-cell office:value-type="float" office:value="5.4134226503372203" table:style-name="ce3">
            <text:p>5.41342265</text:p>
          </table:table-cell>
          <table:table-cell table:number-columns-repeated="2" table:style-name="ce3"/>
          <table:table-cell office:value-type="float" office:value="0.99169799999999997" table:style-name="ce3">
            <text:p>0.991698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MobileNetv3 (large)</text:p>
          </table:table-cell>
          <table:table-cell office:value-type="float" office:value="42.0854699802399" table:style-name="ce3">
            <text:p>42.08546998</text:p>
          </table:table-cell>
          <table:table-cell office:value-type="float" office:value="12.703595779418899" table:style-name="ce3">
            <text:p>12.70359578</text:p>
          </table:table-cell>
          <table:table-cell office:value-type="float" office:value="12.799863428115801" table:style-name="ce3">
            <text:p>12.79986343</text:p>
          </table:table-cell>
          <table:table-cell office:value-type="float" office:value="0.98769499999999999" table:style-name="ce3">
            <text:p>0.987695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MobileNetv3 (small)</text:p>
          </table:table-cell>
          <table:table-cell office:value-type="float" office:value="13.4209425020218" table:style-name="ce1">
            <text:p>13.4209425</text:p>
          </table:table-cell>
          <table:table-cell office:value-type="float" office:value="14.135520792961101" table:style-name="ce1">
            <text:p>14.13552079</text:p>
          </table:table-cell>
          <table:table-cell office:value-type="float" office:value="13.5685635557175" table:style-name="ce1">
            <text:p>13.56856356</text:p>
          </table:table-cell>
          <table:table-cell office:value-type="float" office:value="0.99021499999999996" table:style-name="ce1">
            <text:p>0.9902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icroN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eightN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huffleNetV2</text:p>
          </table:table-cell>
          <table:table-cell table:style-name="ce1"/>
          <table:table-cell office:value-type="float" office:value="12.662185792922999" table:style-name="ce1">
            <text:p>12.66218579</text:p>
          </table:table-cell>
          <table:table-cell office:value-type="float" office:value="12.8322520246506" table:style-name="ce1">
            <text:p>12.83225202</text:p>
          </table:table-cell>
          <table:table-cell office:value-type="float" office:value="0.98384000000000005" table:style-name="ce2">
            <text:p>0.98384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SqueezeNet 1.1</text:p>
          </table:table-cell>
          <table:table-cell table:style-name="ce1"/>
          <table:table-cell office:value-type="string" table:style-name="ce2">
            <text:p>4.7599315533638 <text:s text:c="3"/>(CPU:1131.1753862452506)</text:p>
          </table:table-cell>
          <table:table-cell office:value-type="float" office:value="4.7729657881259904" table:style-name="ce1">
            <text:p>4.772965788</text:p>
          </table:table-cell>
          <table:table-cell office:value-type="float" office:value="0.98977000000000004" table:style-name="ce1">
            <text:p>0.98977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симум</dc:creator>
    <meta:creation-date>2021-08-20T10:05:24Z</meta:creation-date>
    <dc:date>2021-08-21T11:28:38Z</dc:date>
    <meta:editing-cycles>2</meta:editing-cycles>
    <meta:editing-duration>PT1807S</meta:editing-duration>
  </office:meta>
</office:document-meta>
</file>